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style:font-size-complex="22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8pt" style:font-size-asian="18pt" style:font-size-complex="22pt"/>
    </style:style>
    <style:style style:name="TableColumn5" style:family="table-column">
      <style:table-column-properties style:column-width="2.052in" style:use-optimal-column-width="false"/>
    </style:style>
    <style:style style:name="TableColumn6" style:family="table-column">
      <style:table-column-properties style:column-width="1.5729in" style:use-optimal-column-width="false"/>
    </style:style>
    <style:style style:name="TableColumn7" style:family="table-column">
      <style:table-column-properties style:column-width="3.0729in" style:use-optimal-column-width="false"/>
    </style:style>
    <style:style style:name="Table4" style:family="table">
      <style:table-properties style:width="6.6979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P11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P14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justify"/>
      <style:text-properties fo:font-size="12pt" style:font-size-asian="12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justify"/>
      <style:text-properties fo:font-size="12pt" style:font-size-asian="12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justify"/>
      <style:text-properties fo:font-size="12pt" style:font-size-asian="12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justify"/>
      <style:text-properties fo:font-size="12pt" style:font-size-asian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justify"/>
      <style:text-properties fo:font-size="12pt" style:font-size-asian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/>
      <style:text-properties fo:font-size="12pt" style:font-size-asian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/>
      <style:text-properties fo:font-size="12pt" style:font-size-asian="12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justify"/>
      <style:text-properties fo:font-size="12pt" style:font-size-asian="12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justify"/>
      <style:text-properties fo:font-size="12pt" style:font-size-asian="12pt"/>
    </style:style>
    <style:style style:name="P38" style:parent-style-name="Textbody" style:family="paragraph">
      <style:paragraph-properties fo:text-align="justify"/>
    </style:style>
    <style:style style:name="P39" style:parent-style-name="Textbody" style:family="paragraph">
      <style:paragraph-properties fo:text-align="justify"/>
    </style:style>
    <style:style style:name="TableColumn41" style:family="table-column">
      <style:table-column-properties style:column-width="1.2187in" style:use-optimal-column-width="false"/>
    </style:style>
    <style:style style:name="TableColumn42" style:family="table-column">
      <style:table-column-properties style:column-width="2.7604in" style:use-optimal-column-width="false"/>
    </style:style>
    <style:style style:name="TableColumn43" style:family="table-column">
      <style:table-column-properties style:column-width="0.8645in" style:use-optimal-column-width="false"/>
    </style:style>
    <style:style style:name="TableColumn44" style:family="table-column">
      <style:table-column-properties style:column-width="1.8541in" style:use-optimal-column-width="false"/>
    </style:style>
    <style:style style:name="Table40" style:family="table">
      <style:table-properties style:width="6.6979in" fo:margin-left="0in" table:align="left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Heading" style:family="paragraph">
      <style:paragraph-properties fo:text-align="start"/>
      <style:text-properties fo:color="#000000" fo:font-size="12pt" style:font-size-asian="12pt"/>
    </style:style>
    <style:style style:name="P48" style:parent-style-name="TableHeading" style:family="paragraph">
      <style:text-properties fo:font-size="12pt" style:font-size-asian="12pt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Heading" style:family="paragraph">
      <style:text-properties fo:font-size="12pt" style:font-size-asian="12pt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Heading" style:family="paragraph">
      <style:text-properties fo:font-size="12pt" style:font-size-asian="12pt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Heading" style:family="paragraph">
      <style:text-properties fo:font-size="12pt" style:font-size-asian="12pt"/>
    </style:style>
    <style:style style:name="TableRow55" style:family="table-row">
      <style:table-row-properties style:use-optimal-row-height="false" fo:keep-together="always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2pt" style:font-size-asian="12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2pt" style:font-size-asian="12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2pt" style:font-size-asian="12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2pt" style:font-size-asian="12pt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2pt" style:font-size-asian="12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2pt" style:font-size-asian="12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2pt" style:font-size-asian="12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2pt" style:font-size-asian="12pt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2pt" style:font-size-asian="12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2pt" style:font-size-asian="12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2pt" style:font-size-asian="12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2pt" style:font-size-asian="12pt"/>
    </style:style>
    <style:style style:name="P82" style:parent-style-name="Titolo1" style:family="paragraph">
      <style:paragraph-properties fo:text-align="justify"/>
    </style:style>
    <style:style style:name="T83" style:parent-style-name="Car.predefinitoparagrafo" style:family="text">
      <style:text-properties style:font-name="Arial"/>
    </style:style>
    <style:style style:name="T84" style:parent-style-name="Car.predefinitoparagrafo" style:family="text">
      <style:text-properties style:font-weight-complex="bold" fo:font-size="12pt" style:font-size-asian="12pt" style:font-size-complex="12pt"/>
    </style:style>
    <style:style style:name="T85" style:parent-style-name="Car.predefinitoparagrafo" style:family="text">
      <style:text-properties fo:font-size="12pt" style:font-size-asian="12pt" style:font-size-complex="12pt"/>
    </style:style>
    <style:style style:name="T86" style:parent-style-name="Car.predefinitoparagrafo" style:family="text">
      <style:text-properties style:font-weight-complex="bold" fo:font-size="12pt" style:font-size-asian="12pt" style:font-size-complex="12pt"/>
    </style:style>
    <style:style style:name="P87" style:parent-style-name="Textbody" style:family="paragraph">
      <style:paragraph-properties fo:text-align="justify"/>
    </style:style>
    <style:style style:name="T88" style:parent-style-name="Car.predefinitoparagrafo" style:family="text">
      <style:text-properties fo:font-weight="bold" style:font-weight-asian="bold" style:font-weight-complex="bold"/>
    </style:style>
    <style:style style:name="P89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90" style:parent-style-name="Textbody" style:family="paragraph">
      <style:paragraph-properties fo:text-align="justify"/>
    </style:style>
    <style:style style:name="P91" style:parent-style-name="Textbody" style:family="paragraph">
      <style:paragraph-properties fo:text-align="justify"/>
    </style:style>
    <style:style style:name="P92" style:parent-style-name="Textbody" style:family="paragraph">
      <style:paragraph-properties fo:text-align="justify"/>
    </style:style>
    <style:style style:name="P93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94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95" style:parent-style-name="Textbody" style:family="paragraph">
      <style:paragraph-properties fo:text-align="justify"/>
    </style:style>
    <style:style style:name="TableColumn97" style:family="table-column">
      <style:table-column-properties style:column-width="1.0625in" style:use-optimal-column-width="false"/>
    </style:style>
    <style:style style:name="TableColumn98" style:family="table-column">
      <style:table-column-properties style:column-width="0.9479in" style:use-optimal-column-width="false"/>
    </style:style>
    <style:style style:name="TableColumn99" style:family="table-column">
      <style:table-column-properties style:column-width="0.9375in" style:use-optimal-column-width="false"/>
    </style:style>
    <style:style style:name="TableColumn100" style:family="table-column">
      <style:table-column-properties style:column-width="0.7916in" style:use-optimal-column-width="false"/>
    </style:style>
    <style:style style:name="TableColumn101" style:family="table-column">
      <style:table-column-properties style:column-width="2.9583in" style:use-optimal-column-width="false"/>
    </style:style>
    <style:style style:name="Table96" style:family="table">
      <style:table-properties style:width="6.6979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</style:style>
    <style:style style:name="P135" style:parent-style-name="Textbody" style:family="paragraph">
      <style:paragraph-properties fo:text-align="justify"/>
    </style:style>
    <style:style style:name="P136" style:parent-style-name="Textbody" style:family="paragraph">
      <style:paragraph-properties fo:text-align="justify"/>
    </style:style>
    <style:style style:name="P137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38" style:parent-style-name="Textbody" style:family="paragraph">
      <style:paragraph-properties fo:text-align="justify"/>
    </style:style>
    <style:style style:name="TableColumn140" style:family="table-column">
      <style:table-column-properties style:column-width="1.0625in" style:use-optimal-column-width="false"/>
    </style:style>
    <style:style style:name="TableColumn141" style:family="table-column">
      <style:table-column-properties style:column-width="0.9479in" style:use-optimal-column-width="false"/>
    </style:style>
    <style:style style:name="TableColumn142" style:family="table-column">
      <style:table-column-properties style:column-width="0.9375in" style:use-optimal-column-width="false"/>
    </style:style>
    <style:style style:name="TableColumn143" style:family="table-column">
      <style:table-column-properties style:column-width="0.7916in" style:use-optimal-column-width="false"/>
    </style:style>
    <style:style style:name="TableColumn144" style:family="table-column">
      <style:table-column-properties style:column-width="2.9583in" style:use-optimal-column-width="false"/>
    </style:style>
    <style:style style:name="Table139" style:family="table">
      <style:table-properties style:width="6.6979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</style:style>
    <style:style style:name="TableCell1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</style:style>
    <style:style style:name="P178" style:parent-style-name="Textbody" style:family="paragraph">
      <style:paragraph-properties fo:text-align="justify"/>
    </style:style>
    <style:style style:name="P179" style:parent-style-name="Textbody" style:family="paragraph">
      <style:paragraph-properties fo:text-align="justify"/>
    </style:style>
    <style:style style:name="P180" style:parent-style-name="Textbody" style:family="paragraph">
      <style:paragraph-properties fo:text-align="justify"/>
    </style:style>
    <style:style style:name="P181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82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83" style:parent-style-name="Textbody" style:family="paragraph">
      <style:paragraph-properties fo:text-align="justify"/>
    </style:style>
    <style:style style:name="TableColumn185" style:family="table-column">
      <style:table-column-properties style:column-width="1.0625in" style:use-optimal-column-width="false"/>
    </style:style>
    <style:style style:name="TableColumn186" style:family="table-column">
      <style:table-column-properties style:column-width="0.9479in" style:use-optimal-column-width="false"/>
    </style:style>
    <style:style style:name="TableColumn187" style:family="table-column">
      <style:table-column-properties style:column-width="0.9375in" style:use-optimal-column-width="false"/>
    </style:style>
    <style:style style:name="TableColumn188" style:family="table-column">
      <style:table-column-properties style:column-width="0.7916in" style:use-optimal-column-width="false"/>
    </style:style>
    <style:style style:name="TableColumn189" style:family="table-column">
      <style:table-column-properties style:column-width="2.9583in" style:use-optimal-column-width="false"/>
    </style:style>
    <style:style style:name="Table184" style:family="table">
      <style:table-properties style:width="6.6979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</style:style>
    <style:style style:name="TableCell1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</style:style>
    <style:style style:name="P223" style:parent-style-name="Textbody" style:family="paragraph">
      <style:paragraph-properties fo:text-align="justify"/>
    </style:style>
    <style:style style:name="P224" style:parent-style-name="Textbody" style:family="paragraph">
      <style:paragraph-properties fo:text-align="justify"/>
    </style:style>
    <style:style style:name="P225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26" style:parent-style-name="Textbody" style:family="paragraph">
      <style:paragraph-properties fo:text-align="justify"/>
    </style:style>
    <style:style style:name="TableColumn228" style:family="table-column">
      <style:table-column-properties style:column-width="1.0625in" style:use-optimal-column-width="false"/>
    </style:style>
    <style:style style:name="TableColumn229" style:family="table-column">
      <style:table-column-properties style:column-width="0.9479in" style:use-optimal-column-width="false"/>
    </style:style>
    <style:style style:name="TableColumn230" style:family="table-column">
      <style:table-column-properties style:column-width="0.9375in" style:use-optimal-column-width="false"/>
    </style:style>
    <style:style style:name="TableColumn231" style:family="table-column">
      <style:table-column-properties style:column-width="0.7916in" style:use-optimal-column-width="false"/>
    </style:style>
    <style:style style:name="TableColumn232" style:family="table-column">
      <style:table-column-properties style:column-width="2.9583in" style:use-optimal-column-width="false"/>
    </style:style>
    <style:style style:name="Table227" style:family="table">
      <style:table-properties style:width="6.6979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</style:style>
    <style:style style:name="TableCell2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</style:style>
    <style:style style:name="P266" style:parent-style-name="Textbody" style:family="paragraph">
      <style:paragraph-properties fo:text-align="justify"/>
    </style:style>
    <style:style style:name="P267" style:parent-style-name="Textbody" style:family="paragraph">
      <style:paragraph-properties fo:text-align="justify"/>
    </style:style>
    <style:style style:name="P268" style:parent-style-name="Textbody" style:family="paragraph">
      <style:paragraph-properties fo:text-align="justify"/>
    </style:style>
    <style:style style:name="P269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70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71" style:parent-style-name="Textbody" style:family="paragraph">
      <style:paragraph-properties fo:text-align="justify"/>
    </style:style>
    <style:style style:name="T272" style:parent-style-name="Car.predefinitoparagrafo" style:family="text">
      <style:text-properties fo:font-weight="bold" style:font-weight-asian="bold" style:font-weight-complex="bold"/>
    </style:style>
    <style:style style:name="P273" style:parent-style-name="Textbody" style:family="paragraph">
      <style:paragraph-properties fo:text-align="justify"/>
    </style:style>
    <style:style style:name="T274" style:parent-style-name="Car.predefinitoparagrafo" style:family="text">
      <style:text-properties fo:font-weight="bold" style:font-weight-asian="bold" style:font-weight-complex="bold"/>
    </style:style>
    <style:style style:name="P275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76" style:parent-style-name="Textbody" style:family="paragraph">
      <style:paragraph-properties fo:text-align="justify"/>
    </style:style>
    <style:style style:name="T277" style:parent-style-name="Car.predefinitoparagrafo" style:family="text">
      <style:text-properties fo:font-weight="bold" style:font-weight-asian="bold" style:font-weight-complex="bold"/>
    </style:style>
    <style:style style:name="P278" style:parent-style-name="Textbody" style:family="paragraph">
      <style:paragraph-properties fo:text-align="justify"/>
    </style:style>
    <style:style style:name="T279" style:parent-style-name="Car.predefinitoparagrafo" style:family="text">
      <style:text-properties fo:font-weight="bold" style:font-weight-asian="bold" style:font-weight-complex="bold"/>
    </style:style>
    <style:style style:name="P280" style:parent-style-name="Textbody" style:family="paragraph">
      <style:paragraph-properties fo:text-align="justify"/>
    </style:style>
    <style:style style:name="T281" style:parent-style-name="Car.predefinitoparagrafo" style:family="text">
      <style:text-properties fo:font-weight="bold" style:font-weight-asian="bold" style:font-weight-complex="bold"/>
    </style:style>
    <style:style style:name="T282" style:parent-style-name="Car.predefinitoparagrafo" style:family="text">
      <style:text-properties style:font-weight-complex="bold" fo:font-size="12pt" style:font-size-asian="12pt" style:font-size-complex="12pt"/>
    </style:style>
    <style:style style:name="T283" style:parent-style-name="Car.predefinitoparagrafo" style:family="text">
      <style:text-properties fo:font-weight="normal" style:font-weight-asian="normal" fo:font-size="12pt" style:font-size-asian="12pt" style:font-size-complex="12pt"/>
    </style:style>
    <style:style style:name="T284" style:parent-style-name="Car.predefinitoparagrafo" style:family="text">
      <style:text-properties style:font-weight-complex="bold" fo:font-size="12pt" style:font-size-asian="12pt" style:font-size-complex="12pt"/>
    </style:style>
    <style:style style:name="P285" style:parent-style-name="Textbody" style:family="paragraph">
      <style:text-properties fo:font-weight="bold" style:font-weight-asian="bold" style:font-weight-complex="bold"/>
    </style:style>
    <style:style style:name="T286" style:parent-style-name="Car.predefinitoparagrafo" style:family="text">
      <style:text-properties style:font-name="Arial"/>
    </style:style>
    <style:style style:name="P287" style:parent-style-name="Titolo3" style:family="paragraph">
      <style:text-properties fo:font-size="12pt" style:font-size-asian="12pt" style:font-size-complex="12pt"/>
    </style:style>
    <style:style style:name="P288" style:parent-style-name="Textbody" style:family="paragraph">
      <style:paragraph-properties fo:margin-top="0.0395in" fo:margin-bottom="0.0784in"/>
    </style:style>
    <style:style style:name="T289" style:parent-style-name="Car.predefinitoparagrafo" style:family="text">
      <style:text-properties style:font-name="Arial"/>
    </style:style>
    <style:style style:name="P290" style:parent-style-name="Titolo3" style:family="paragraph">
      <style:text-properties fo:font-size="12pt" style:font-size-asian="12pt" style:font-size-complex="12pt"/>
    </style:style>
    <style:style style:name="P291" style:parent-style-name="Textbody" style:family="paragraph">
      <style:paragraph-properties fo:margin-top="0.0395in" fo:margin-bottom="0.0784in"/>
    </style:style>
    <style:style style:name="TableColumn293" style:family="table-column">
      <style:table-column-properties style:column-width="3.3465in" style:use-optimal-column-width="false"/>
    </style:style>
    <style:style style:name="TableColumn294" style:family="table-column">
      <style:table-column-properties style:column-width="3.3465in" style:use-optimal-column-width="false"/>
    </style:style>
    <style:style style:name="Table292" style:family="table">
      <style:table-properties style:width="6.693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TableCell2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P300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size="12pt" style:font-size-asian="12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12pt" style:font-size-asian="12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size="12pt" style:font-size-asian="12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size="12pt" style:font-size-asian="12pt"/>
    </style:style>
    <style:style style:name="TableColumn312" style:family="table-column">
      <style:table-column-properties style:column-width="0.6666in" style:use-optimal-column-width="false"/>
    </style:style>
    <style:style style:name="TableColumn313" style:family="table-column">
      <style:table-column-properties style:column-width="6.0263in" style:use-optimal-column-width="false"/>
    </style:style>
    <style:style style:name="Table311" style:family="table">
      <style:table-properties style:width="6.693in" fo:margin-left="0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2pt" style:font-size-asian="12pt"/>
    </style:style>
    <style:style style:name="TableCell3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font-size="12pt" style:font-size-asian="12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12pt" style:font-size-asian="12pt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size="12pt" style:font-size-asian="12pt"/>
    </style:style>
    <style:style style:name="TableColumn325" style:family="table-column">
      <style:table-column-properties style:column-width="0.6666in" style:use-optimal-column-width="false"/>
    </style:style>
    <style:style style:name="TableColumn326" style:family="table-column">
      <style:table-column-properties style:column-width="6.0263in" style:use-optimal-column-width="false"/>
    </style:style>
    <style:style style:name="Table324" style:family="table">
      <style:table-properties style:width="6.693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size="12pt" style:font-size-asian="12pt"/>
    </style:style>
    <style:style style:name="TableCell3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12pt" style:font-size-asian="12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12pt" style:font-size-asian="12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font-size="12pt" style:font-size-asian="12pt"/>
    </style:style>
    <style:style style:name="T3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Basi di dati e Sistemi Informativi: Sperimentazioni A.A. 2023-2024</text:p>
      <text:p text:style-name="P3">BOZZA PROGETTAZIONE LOGICA</text:p>
      <text:h text:style-name="Titolo1" text:outline-level="1">2.1. Tavola dei volumi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oncetto</text:p>
            <text:p text:style-name="P11"/>
          </table:table-cell>
          <table:table-cell table:style-name="TableCell12">
            <text:p text:style-name="P13">Tipo</text:p>
            <text:p text:style-name="P14"/>
          </table:table-cell>
          <table:table-cell table:style-name="TableCell15">
            <text:p text:style-name="P16">Volume</text:p>
          </table:table-cell>
        </table:table-row>
        <table:table-row table:style-name="TableRow17">
          <table:table-cell table:style-name="TableCell18">
            <text:p text:style-name="P19">&lt;concetto&gt;</text:p>
          </table:table-cell>
          <table:table-cell table:style-name="TableCell20">
            <text:p text:style-name="P21">&lt;E|A&gt;</text:p>
          </table:table-cell>
          <table:table-cell table:style-name="TableCell22">
            <text:p text:style-name="P23">&lt;volume&gt;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</table:table>
      <text:p text:style-name="P38"/>
      <text:p text:style-name="P39">&lt; eventuali osservazioni. In particolare descrivere il ragionamento che ha portato a certi valori non espliciti nei requisiti.&gt;</text:p>
      <text:h text:style-name="Titolo1" text:outline-level="1">2.2. Tavola delle operazioni</text:h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header-rows>
          <table:table-row table:style-name="TableRow45">
            <table:table-cell table:style-name="TableCell46">
              <text:p text:style-name="P47">Operazione</text:p>
              <text:p text:style-name="P48"/>
            </table:table-cell>
            <table:table-cell table:style-name="TableCell49">
              <text:p text:style-name="P50">Descrizione</text:p>
            </table:table-cell>
            <table:table-cell table:style-name="TableCell51">
              <text:p text:style-name="P52">Tipo</text:p>
            </table:table-cell>
            <table:table-cell table:style-name="TableCell53">
              <text:p text:style-name="P54">Frequenza</text:p>
            </table:table-cell>
          </table:table-row>
        </table:table-header-rows>
        <table:table-row table:style-name="TableRow55">
          <table:table-cell table:style-name="TableCell56">
            <text:p text:style-name="P57">Op1</text:p>
          </table:table-cell>
          <table:table-cell table:style-name="TableCell58">
            <text:p text:style-name="P59">&lt;breve descrizione&gt;</text:p>
          </table:table-cell>
          <table:table-cell table:style-name="TableCell60">
            <text:p text:style-name="P61">&lt;I|B&gt;</text:p>
          </table:table-cell>
          <table:table-cell table:style-name="TableCell62">
            <text:p text:style-name="P63">&lt;frequenza&gt;</text:p>
          </table:table-cell>
        </table:table-row>
        <table:table-row table:style-name="TableRow64">
          <table:table-cell table:style-name="TableCell65">
            <text:p text:style-name="P66">Op2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...</text:p>
          </table:table-cell>
          <table:table-cell table:style-name="TableCell76">
            <text:p text:style-name="P77">...</text:p>
          </table:table-cell>
          <table:table-cell table:style-name="TableCell78">
            <text:p text:style-name="P79">...</text:p>
          </table:table-cell>
          <table:table-cell table:style-name="TableCell80">
            <text:p text:style-name="P81">...</text:p>
          </table:table-cell>
        </table:table-row>
      </table:table>
      <text:p text:style-name="Textbody"/>
      <text:p text:style-name="Textbody">&lt; eventuali osservazioni sulle operazioni&gt;</text:p>
      <text:h text:style-name="P82" text:outline-level="1">2.3. Ristrutturazione dello schema E-R</text:h>
      <text:h text:style-name="Titolo2" text:outline-level="2">2.3.1.<text:s/><text:span text:style-name="T83">Analisi delle ridondanze</text:span></text:h>
      <text:p text:style-name="Textbody">&lt;minimo 2 massimo 4 ridondanze&gt;</text:p>
      <text:p text:style-name="Textbody">&lt;specificare eventuale soglia accessi risparmiati/byte aggiuntivi&gt;</text:p>
      <text:h text:style-name="Titolo3" text:outline-level="3"><text:span text:style-name="T84">2.3.1.1. RIDONDANZA 1</text:span><text:span text:style-name="T85"><text:s/></text:span><text:span text:style-name="T86">(&lt;nome ridondanza (attributo, associazione, ...)&gt;)</text:span></text:h>
      <text:p text:style-name="P87"><draw:frame draw:z-index="251658240" draw:id="id1" draw:style-name="a1" draw:name="Cornice1" text:anchor-type="paragraph" svg:x="0.05906in" svg:y="0.1811in" svg:width="3.59514in" svg:height="1.24167in" style:rel-width="scale" style:rel-height="scale"><draw:text-box><text:p text:style-name="Normale">Schema riassuntivo della ridondanza (vedi slide)</text:p></draw:text-box><svg:title/><svg:desc/></draw:frame><text:span text:style-name="T88">DERIVAZIONE:</text:span><text:s/>&lt;descrivere come la ridondanza è derivabile&gt;</text:p>
      <text:p text:style-name="P89">OPERAZIONI COINVOLTE</text:p>
      <text:list text:style-name="LFO1" text:continue-numbering="true">
        <text:list-item>
          <text:p text:style-name="P90">Opx</text:p>
        </text:list-item>
        <text:list-item>
          <text:p text:style-name="P91">Opy</text:p>
        </text:list-item>
        <text:list-item>
          <text:p text:style-name="P92">Opz</text:p>
        </text:list-item>
      </text:list>
      <text:soft-page-break/>
      <text:p text:style-name="P93">PRESENZA DI RIDONDANZA</text:p>
      <text:p text:style-name="P94">Opx</text:p>
      <text:p text:style-name="P95"><draw:frame draw:z-index="251659264" draw:id="id2" draw:style-name="a2" draw:name="Cornice2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Concetto</text:p>
          </table:table-cell>
          <table:table-cell table:style-name="TableCell105">
            <text:p text:style-name="P106">Costrutto</text:p>
          </table:table-cell>
          <table:table-cell table:style-name="TableCell107">
            <text:p text:style-name="P108">Accessi</text:p>
          </table:table-cell>
          <table:table-cell table:style-name="TableCell109">
            <text:p text:style-name="P110">Tipo</text:p>
          </table:table-cell>
          <table:table-cell table:style-name="TableCell111">
            <text:p text:style-name="P112">Descrizione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P135"/>
      <text:p text:style-name="P136">Costo:<text:s/><text:tab/>S:<text:tab/><text:tab/><text:tab/>L:<text:tab/><text:tab/><text:tab/>TOT:</text:p>
      <text:p text:style-name="P137">Opy</text:p>
      <text:p text:style-name="P138"><draw:frame draw:z-index="2" draw:id="id3" draw:style-name="a3" draw:name="Cornice3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Concetto</text:p>
          </table:table-cell>
          <table:table-cell table:style-name="TableCell148">
            <text:p text:style-name="P149">Costrutto</text:p>
          </table:table-cell>
          <table:table-cell table:style-name="TableCell150">
            <text:p text:style-name="P151">Accessi</text:p>
          </table:table-cell>
          <table:table-cell table:style-name="TableCell152">
            <text:p text:style-name="P153">Tipo</text:p>
          </table:table-cell>
          <table:table-cell table:style-name="TableCell154">
            <text:p text:style-name="P155">Descrizione</text:p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P179">Costo:<text:s/><text:tab/>S:<text:tab/><text:tab/><text:tab/>L:<text:tab/><text:tab/><text:tab/>TOT:</text:p>
      <text:p text:style-name="P180">…</text:p>
      <text:p text:style-name="P181">ASSENZA DI RIDONDANZA</text:p>
      <text:p text:style-name="P182">Opx</text:p>
      <text:p text:style-name="P183"><draw:frame draw:z-index="3" draw:id="id4" draw:style-name="a4" draw:name="Cornice4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soft-page-break/>
            <text:p text:style-name="P192">Concetto</text:p>
          </table:table-cell>
          <table:table-cell table:style-name="TableCell193">
            <text:p text:style-name="P194">Costrutto</text:p>
          </table:table-cell>
          <table:table-cell table:style-name="TableCell195">
            <text:p text:style-name="P196">Accessi</text:p>
          </table:table-cell>
          <table:table-cell table:style-name="TableCell197">
            <text:p text:style-name="P198">Tipo</text:p>
          </table:table-cell>
          <table:table-cell table:style-name="TableCell199">
            <text:p text:style-name="P200">Descrizione</text:p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</table:table>
      <text:p text:style-name="P223"/>
      <text:p text:style-name="P224">Costo:<text:s/><text:tab/>S:<text:tab/><text:tab/><text:tab/>L:<text:tab/><text:tab/><text:tab/>TOT:</text:p>
      <text:p text:style-name="P225">Opy</text:p>
      <text:p text:style-name="P226"><draw:frame draw:z-index="4" draw:id="id5" draw:style-name="a5" draw:name="Cornice5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Concetto</text:p>
          </table:table-cell>
          <table:table-cell table:style-name="TableCell236">
            <text:p text:style-name="P237">Costrutto</text:p>
          </table:table-cell>
          <table:table-cell table:style-name="TableCell238">
            <text:p text:style-name="P239">Accessi</text:p>
          </table:table-cell>
          <table:table-cell table:style-name="TableCell240">
            <text:p text:style-name="P241">Tipo</text:p>
          </table:table-cell>
          <table:table-cell table:style-name="TableCell242">
            <text:p text:style-name="P243">Descrizione</text:p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</table:table>
      <text:p text:style-name="P266"/>
      <text:p text:style-name="P267">Costo:<text:s/><text:tab/>S:<text:tab/><text:tab/><text:tab/>L:<text:tab/><text:tab/><text:tab/>TOT:</text:p>
      <text:p text:style-name="P268">…</text:p>
      <text:p text:style-name="P269">TOTALI PER RIDONDANZA 1</text:p>
      <text:p text:style-name="P270">Presenza di ridondanza</text:p>
      <text:p text:style-name="P271"><text:span text:style-name="T272">Spazio:</text:span><text:s/>&lt;...&gt;</text:p>
      <text:p text:style-name="P273"><text:span text:style-name="T274">Tempo:</text:span><text:s/>&lt;...&gt;</text:p>
      <text:p text:style-name="P275">Assenza di ridondanza</text:p>
      <text:p text:style-name="P276"><text:span text:style-name="T277">Spazio:</text:span><text:s/>&lt;...&gt;</text:p>
      <text:p text:style-name="P278"><text:span text:style-name="T279">Tempo:</text:span><text:s/>&lt;...&gt;</text:p>
      <text:p text:style-name="P280"><text:span text:style-name="T281">Decisione:<text:s/></text:span>&lt;...&gt;</text:p>
      <text:h text:style-name="Titolo3" text:outline-level="3"><text:span text:style-name="T282">2.3.1.2. RIDONDANZA 2</text:span><text:span text:style-name="T283"><text:s/></text:span><text:span text:style-name="T284">(&lt;nome ridondanza (attributo, associazione, ...)&gt;)</text:span></text:h>
      <text:p text:style-name="Textbody">&lt;come per ridondanza 1&gt;</text:p>
      <text:p text:style-name="P285">&lt;eventuali ridondanze 3 e 4&gt;</text:p>
      <text:h text:style-name="Titolo2" text:outline-level="2">2.3.2.<text:s/><text:span text:style-name="T286">Eliminazione delle generalizzazioni</text:span></text:h>
      <text:p text:style-name="Textbody">&lt;se ce ne sono&gt;</text:p>
      <text:soft-page-break/>
      <text:h text:style-name="P287" text:outline-level="3">2.3.2.1. Generalizzazione 1 (&lt;generalizzazione&gt;)</text:h>
      <text:p text:style-name="P288"><draw:frame draw:z-index="6" draw:id="id6" draw:style-name="a6" draw:name="Cornice7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draw:frame draw:z-index="7" draw:id="id7" draw:style-name="a7" draw:name="Cornice8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draw:frame draw:z-index="8" draw:id="id8" draw:style-name="a8" draw:name="Cornice9" text:anchor-type="paragraph" svg:x="3.22165in" svg:y="0.1811in" svg:width="2.5in" svg:height="1.43542in" style:rel-width="scale" style:rel-height="scale"><draw:text-box><text:p text:style-name="Normale">PORZIONE DI SCHEMA DOPO L’ELIMINAZIONE</text:p></draw:text-box><svg:title/><svg:desc/></draw:frame></text:p>
      <text:p text:style-name="Textbody">&lt;commenti su tecnica usata e motivazioni.&gt;<text:line-break/>&lt;regole aziendali introdotte&gt;</text:p>
      <text:h text:style-name="Titolo2" text:outline-level="2"><text:span text:style-name="T289">2.3.3. Partizionamento/accorpamento di entità e associazioni</text:span></text:h>
      <text:p text:style-name="Textbody">&lt;se ce ne sono&gt;</text:p>
      <text:h text:style-name="P290" text:outline-level="3">2.3.3.1. Partizionamento/Accorpamento 1 (&lt;generalizzazione&gt;)</text:h>
      <text:p text:style-name="P291"><draw:frame draw:z-index="9" draw:id="id9" draw:style-name="a9" draw:name="Cornice10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draw:frame draw:z-index="10" draw:id="id10" draw:style-name="a10" draw:name="Cornice11" text:anchor-type="paragraph" svg:x="0.05906in" svg:y="0.1811in" svg:width="2.5in" svg:height="1.43542in" style:rel-width="scale" style:rel-height="scale"><draw:text-box><text:p text:style-name="Normale">PORZIONE DI SCHEMA PRIMA DEL PARTIZIONAMENTO/<text:line-break/>ACCORPAMENTO</text:p></draw:text-box><svg:title/><svg:desc/></draw:frame><draw:frame draw:z-index="11" draw:id="id11" draw:style-name="a11" draw:name="Cornice12" text:anchor-type="paragraph" svg:x="3.22165in" svg:y="0.1811in" svg:width="2.5in" svg:height="1.43542in" style:rel-width="scale" style:rel-height="scale"><draw:text-box><text:p text:style-name="Normale">PORZIONE DI SCHEMA DOPO IL PARTIZIONAMENTO/<text:line-break/>ACCORPAMENTO</text:p></draw:text-box><svg:title/><svg:desc/></draw:frame></text:p>
      <text:p text:style-name="Textbody">&lt;commenti su tecnica usata e motivazioni&gt;</text:p>
      <text:h text:style-name="Titolo2" text:outline-level="2">2.3.4.scelta degli identificatori principali</text:h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Entità</text:p>
          </table:table-cell>
          <table:table-cell table:style-name="TableCell298">
            <text:p text:style-name="P299">Identificatore principale</text:p>
            <text:p text:style-name="P300"/>
          </table:table-cell>
        </table:table-row>
        <table:table-row table:style-name="TableRow301">
          <table:table-cell table:style-name="TableCell302">
            <text:p text:style-name="P303">&lt;nome entità&gt;</text:p>
          </table:table-cell>
          <table:table-cell table:style-name="TableCell304">
            <text:p text:style-name="P305">&lt;attributo/i scelto/i oppure SURROGATO&gt;</text:p>
          </table:table-cell>
        </table:table-row>
        <table:table-row table:style-name="TableRow306">
          <table:table-cell table:style-name="TableCell307">
            <text:p text:style-name="P308">…</text:p>
          </table:table-cell>
          <table:table-cell table:style-name="TableCell309">
            <text:p text:style-name="P310"/>
          </table:table-cell>
        </table:table-row>
      </table:table>
      <text:p text:style-name="Textbody"/>
      <text:p text:style-name="Textbody">&lt;eventuali commenti. In particolare, va spiegata la scelta di introdurre identificatori surrogati&gt;</text:p>
      <text:soft-page-break/>
      <text:h text:style-name="Titolo1" text:outline-level="1">2.4 Schema E-R ristrutturato + regole aziendali</text:h>
      <text:h text:style-name="Titolo2" text:outline-level="2"><draw:frame draw:z-index="5" draw:id="id12" draw:style-name="a12" draw:name="Forma1" text:anchor-type="paragraph" svg:x="0.05906in" svg:y="0.1811in" svg:width="6.61528in" svg:height="2.55764in" style:rel-width="scale" style:rel-height="scale"><draw:text-box><text:p text:style-name="Normale">QUI CI VA IL VOSTRO SCHEMA ER RISTRUTTURATO</text:p></draw:text-box><svg:title/><svg:desc/></draw:frame></text:h>
      <text:h text:style-name="Titolo2" text:outline-level="2">Regole aziendali</text:h>
      <text:h text:style-name="Titolo2" text:outline-level="2">Vincoli di Integrità:</text:h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RV1</text:p>
          </table:table-cell>
          <table:table-cell table:style-name="TableCell317">
            <text:p text:style-name="P318">&lt;concetto&gt; deve/non deve &lt;espressione&gt;</text:p>
          </table:table-cell>
        </table:table-row>
        <table:table-row table:style-name="TableRow319">
          <table:table-cell table:style-name="TableCell320">
            <text:p text:style-name="P321">...</text:p>
          </table:table-cell>
          <table:table-cell table:style-name="TableCell322">
            <text:p text:style-name="P323">...</text:p>
          </table:table-cell>
        </table:table-row>
      </table:table>
      <text:h text:style-name="Titolo2" text:outline-level="2">Derivazioni:</text:h>
      <table:table table:style-name="Table324">
        <table:table-columns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RD1</text:p>
          </table:table-cell>
          <table:table-cell table:style-name="TableCell330">
            <text:p text:style-name="P331">&lt;concetto&gt; si ottiene &lt;operazione&gt;</text:p>
          </table:table-cell>
        </table:table-row>
        <table:table-row table:style-name="TableRow332">
          <table:table-cell table:style-name="TableCell333">
            <text:p text:style-name="P334">...</text:p>
          </table:table-cell>
          <table:table-cell table:style-name="TableCell335">
            <text:p text:style-name="P336">...</text:p>
          </table:table-cell>
        </table:table-row>
      </table:table>
      <text:p text:style-name="Textbody"/>
      <text:h text:style-name="Titolo1" text:outline-level="1">2.5 Schema relazionale con vincoli di integrità referenziale</text:h>
      <text:p text:style-name="Textbody">&lt;Relazione1 (<text:span text:style-name="T337">Identificatore</text:span>, Attributo1, …)&gt;<text:line-break/>&lt;Relazione2 (<text:span text:style-name="T338">Identificatore</text:span>, Attributo1, …)<text:line-break/><text:tab/>Relazione2 (Attributo1) referenzia Relazionex (Attributoy)&gt;<text:line-break/>&lt;Relazione3 (<text:span text:style-name="T339">Identificatore</text:span>, Attributo1, …)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nuel Striani</dc:creator>
    <meta:creation-date>2017-11-17T10:30:00Z</meta:creation-date>
    <dc:date>2023-12-06T10:34:00Z</dc:date>
    <meta:template xlink:href="Normal.dotm" xlink:type="simple"/>
    <meta:editing-cycles>36</meta:editing-cycles>
    <meta:editing-duration>PT7980S</meta:editing-duration>
    <meta:document-statistic meta:page-count="5" meta:paragraph-count="5" meta:word-count="393" meta:character-count="2632" meta:row-count="18" meta:non-whitespace-character-count="2244"/>
  </office:meta>
</office:document-meta>
</file>